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RW Palladio L" svg:font-family="'URW Palladio 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svg:stroke-color="#333333" draw:marker-start-width="0.197cm" draw:marker-end-width="0.197cm" draw:fill="none" draw:textarea-vertical-align="middle" fo:padding-top="0.122cm" fo:padding-bottom="0.122cm" fo:padding-left="0.247cm" fo:padding-right="0.247cm"/>
    </style:style>
    <style:style style:name="gr2" style:family="graphic" style:parent-style-name="standard">
      <style:graphic-properties draw:fill="solid" draw:fill-color="#eeeeee" draw:fill-hatch-solid="false" draw:opacity="100%" draw:textarea-horizontal-align="justify" draw:textarea-vertical-align="middle" draw:auto-grow-height="false" draw:shadow-offset-x="0.203cm" draw:shadow-offset-y="0.203cm" draw:shadow-opacity="100%"/>
    </style:style>
    <style:style style:name="gr3" style:family="graphic" style:parent-style-name="standard">
      <style:graphic-properties draw:fill="solid" draw:fill-color="#eeeeee" draw:fill-hatch-solid="false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stroke="none" svg:stroke-color="#000000" draw:fill="none" draw:fill-color="#ffffff" fo:min-height="0.783cm"/>
    </style:style>
    <style:style style:name="gr5" style:family="graphic" style:parent-style-name="standard">
      <style:graphic-properties draw:stroke="none" svg:stroke-color="#000000" draw:fill="none" draw:fill-color="#ffffff" fo:min-height="0.577cm"/>
    </style:style>
    <style:style style:name="gr6" style:family="graphic" style:parent-style-name="objectwithoutfill">
      <style:graphic-properties svg:stroke-width="0cm" svg:stroke-color="#333333" draw:marker-start-width="0.2cm" draw:marker-end="Arrow_20_concave" draw:marker-end-width="0.254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fo:min-height="0.732cm"/>
    </style:style>
    <style:style style:name="gr8" style:family="graphic" style:parent-style-name="objectwithoutfill">
      <style:graphic-properties svg:stroke-width="0.051cm" svg:stroke-color="#808080" draw:marker-start-width="0.355cm" draw:marker-end="Arrow_20_concave" draw:marker-end-width="0.254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808080" draw:marker-start-width="0.276cm" draw:marker-end="Arrow_20_concave" draw:marker-end-width="0.254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1.037cm"/>
    </style:style>
    <style:style style:name="gr11" style:family="graphic" style:parent-style-name="standard">
      <style:graphic-properties draw:stroke="none" svg:stroke-color="#000000" draw:fill="none" draw:fill-color="#ffffff" fo:min-height="0.656cm"/>
    </style:style>
    <style:style style:name="gr12" style:family="graphic" style:parent-style-name="standard">
      <style:graphic-properties draw:stroke="none" svg:stroke-color="#000000" draw:fill="none" draw:fill-color="#ffffff" fo:min-height="0.685cm"/>
    </style:style>
    <style:style style:name="gr13" style:family="graphic" style:parent-style-name="standard">
      <style:graphic-properties draw:fill-color="#e6e6e6" draw:opacity="100%" draw:textarea-horizontal-align="justify" draw:textarea-vertical-align="middle" draw:auto-grow-height="false" draw:shadow-offset-x="0.203cm" draw:shadow-offset-y="0.203cm" draw:shadow-opacity="100%"/>
    </style:style>
    <style:style style:name="gr14" style:family="graphic" style:parent-style-name="standard">
      <style:graphic-properties svg:stroke-color="#3465a4" draw:fill="hatch" draw:fill-color="#e6e6e6" draw:fill-hatch-name="Induction_20_U" draw:fill-hatch-solid="false" draw:opacity="100%" draw:textarea-horizontal-align="justify" draw:textarea-vertical-align="middle" draw:auto-grow-height="false" draw:shadow-offset-x="0.203cm" draw:shadow-offset-y="0.203cm" draw:shadow-opacity="100%"/>
    </style:style>
    <style:style style:name="gr15" style:family="graphic" style:parent-style-name="standard">
      <style:graphic-properties svg:stroke-color="#3465a4" draw:fill="hatch" draw:fill-color="#e6e6e6" draw:fill-hatch-name="Induction_20_V" draw:fill-hatch-solid="false" draw:opacity="100%" draw:textarea-horizontal-align="justify" draw:textarea-vertical-align="middle" draw:auto-grow-height="false" draw:shadow-offset-x="0.203cm" draw:shadow-offset-y="0.203cm" draw:shadow-opacity="100%"/>
    </style:style>
    <style:style style:name="gr16" style:family="graphic" style:parent-style-name="standard">
      <style:graphic-properties svg:stroke-color="#333333" draw:fill="hatch" draw:fill-color="#e6e6e6" draw:fill-hatch-name="Collection_20_Y" draw:fill-hatch-solid="false" draw:opacity="100%" draw:textarea-horizontal-align="justify" draw:textarea-vertical-align="middle" draw:auto-grow-height="false" draw:shadow-offset-x="0.203cm" draw:shadow-offset-y="0.203cm" draw:shadow-opacity="100%"/>
    </style:style>
    <style:style style:name="gr17" style:family="graphic" style:parent-style-name="standard">
      <style:graphic-properties draw:stroke="none" svg:stroke-color="#000000" draw:fill="none" draw:fill-color="#ffffff" fo:min-height="0.529cm"/>
    </style:style>
    <style:style style:name="gr18" style:family="graphic" style:parent-style-name="standard">
      <style:graphic-properties draw:stroke="none" svg:stroke-color="#000000" draw:fill="none" draw:fill-color="#ffffff" fo:min-height="0.725cm"/>
    </style:style>
    <style:style style:name="gr19" style:family="graphic" style:parent-style-name="objectwithoutfill">
      <style:graphic-properties svg:stroke-width="0.051cm" svg:stroke-color="#808080" draw:marker-start="Arrow_20_concave" draw:marker-start-width="0.254cm" draw:marker-end="" draw:marker-end-width="0.254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cm" svg:stroke-color="#333333" draw:marker-start="Arrow_20_concave" draw:marker-start-width="0.254cm" draw:marker-end="" draw:marker-end-width="0.254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style:font-name="URW Palladio L"/>
    </style:style>
    <style:style style:name="P3" style:family="paragraph">
      <style:text-properties fo:color="#666666"/>
    </style:style>
    <style:style style:name="P4" style:family="paragraph">
      <style:text-properties fo:color="#666666" style:font-name="URW Palladio L" fo:font-size="14pt" style:font-size-asian="14pt" style:font-size-complex="14pt"/>
    </style:style>
    <style:style style:name="P5" style:family="paragraph">
      <style:text-properties fo:color="#3465a4" fo:font-size="16pt" style:font-size-asian="16pt" style:font-size-complex="16pt"/>
    </style:style>
    <style:style style:name="P6" style:family="paragraph">
      <style:text-properties fo:color="#3465a4" style:font-name="URW Palladio L" fo:font-size="16pt" style:font-size-asian="16pt" style:font-size-complex="16pt"/>
    </style:style>
    <style:style style:name="P7" style:family="paragraph">
      <style:text-properties fo:color="#333333" fo:font-size="15pt" style:font-size-asian="15pt" style:font-size-complex="15pt"/>
    </style:style>
    <style:style style:name="P8" style:family="paragraph">
      <style:text-properties fo:color="#333333" style:font-name="URW Palladio L" fo:font-size="15pt" style:font-size-asian="15pt" style:font-size-complex="15pt"/>
    </style:style>
    <style:style style:name="T1" style:family="text">
      <style:text-properties style:font-name="URW Palladio L"/>
    </style:style>
    <style:style style:name="T2" style:family="text">
      <style:text-properties fo:color="#666666" style:font-name="URW Palladio L" fo:font-size="14pt" style:font-size-asian="14pt" style:font-size-complex="14pt"/>
    </style:style>
    <style:style style:name="T3" style:family="text">
      <style:text-properties fo:color="#666666" style:text-position="super 60%" style:font-name="URW Palladio L" fo:font-size="14pt" style:font-size-asian="14pt" style:font-size-complex="14pt"/>
    </style:style>
    <style:style style:name="T4" style:family="text">
      <style:text-properties fo:color="#3465a4" style:font-name="URW Palladio L" fo:font-size="16pt" style:font-size-asian="16pt" style:font-size-complex="16pt"/>
    </style:style>
    <style:style style:name="T5" style:family="text">
      <style:text-properties fo:color="#333333" style:font-name="URW Palladio L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9.483cm" svg:y1="11.901cm" svg:x2="16.784cm" svg:y2="11.901cm">
              <text:p/>
            </draw:line>
            <draw:g>
              <draw:custom-shape draw:style-name="gr2" draw:text-style-name="P1" draw:layer="layout" svg:width="3.689cm" svg:height="12.296cm" svg:x="1.474cm" svg:y="2.984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19486.0142019142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844cm" svg:height="0.307cm" draw:transform="rotate (-1.5707963267949) translate (2.705cm 6.301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845cm" svg:height="0.308cm" draw:transform="rotate (-1.5707963267949) translate (4.763cm 4.122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844cm" svg:height="0.307cm" draw:transform="rotate (-1.5707963267949) translate (3.794cm 5.091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844cm" svg:height="0.307cm" draw:transform="rotate (-1.5707963267949) translate (2.705cm 9.327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845cm" svg:height="0.308cm" draw:transform="rotate (-1.5707963267949) translate (4.763cm 7.148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845cm" svg:height="0.307cm" draw:transform="rotate (-1.5707963267949) translate (3.794cm 8.116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845cm" svg:height="0.307cm" draw:transform="rotate (-1.5707963267949) translate (2.705cm 12.352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844cm" svg:height="0.308cm" draw:transform="rotate (-1.5707963267949) translate (4.763cm 10.174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" draw:text-style-name="P1" draw:layer="layout" svg:width="1.845cm" svg:height="0.307cm" draw:transform="rotate (-1.5707963267949) translate (3.794cm 11.142cm)">
                <text:p/>
    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frame draw:style-name="gr4" draw:text-style-name="P2" draw:layer="layout" svg:width="5.842cm" svg:height="1.034cm" svg:x="4.921cm" svg:y="0.06cm">
              <draw:text-box>
                <text:p><text:span text:style-name="T1">Anode wire planes</text:span></text:p>
              </draw:text-box>
            </draw:frame>
            <draw:frame draw:style-name="gr5" draw:text-style-name="P2" draw:layer="layout" svg:width="4.983cm" svg:height="1.034cm" svg:x="14.551cm" svg:y="1.612cm">
              <draw:text-box>
                <text:p><text:span text:style-name="T1">Cathode planes</text:span></text:p>
              </draw:text-box>
            </draw:frame>
            <draw:line draw:style-name="gr1" draw:text-style-name="P1" draw:layer="layout" svg:x1="6.18cm" svg:y1="6.365cm" svg:x2="13.481cm" svg:y2="6.365cm">
              <text:p/>
            </draw:line>
            <draw:line draw:style-name="gr6" draw:text-style-name="P1" draw:layer="layout" svg:x1="6.18cm" svg:y1="16.647cm" svg:x2="13.519cm" svg:y2="16.647cm">
              <text:p/>
            </draw:line>
            <draw:frame draw:style-name="gr7" draw:text-style-name="P2" draw:layer="layout" svg:width="2.439cm" svg:height="1.034cm" svg:x="12.404cm" svg:y="16.844cm">
              <draw:text-box>
                <text:p><text:span text:style-name="T1">E-field</text:span></text:p>
              </draw:text-box>
            </draw:frame>
            <draw:line draw:style-name="gr8" draw:text-style-name="P1" draw:layer="layout" svg:x1="12.355cm" svg:y1="9.19cm" svg:x2="10.663cm" svg:y2="9.19cm">
              <text:p/>
            </draw:line>
            <draw:line draw:style-name="gr9" draw:text-style-name="P1" draw:layer="layout" svg:x1="12.355cm" svg:y1="7.817cm" svg:x2="10.663cm" svg:y2="7.817cm">
              <text:p/>
            </draw:line>
            <draw:line draw:style-name="gr8" draw:text-style-name="P1" draw:layer="layout" svg:x1="12.355cm" svg:y1="10.643cm" svg:x2="10.663cm" svg:y2="10.643cm">
              <text:p/>
            </draw:line>
            <draw:line draw:style-name="gr8" draw:text-style-name="P1" draw:layer="layout" svg:x1="12.355cm" svg:y1="13.469cm" svg:x2="10.663cm" svg:y2="13.469cm">
              <text:p/>
            </draw:line>
            <draw:line draw:style-name="gr8" draw:text-style-name="P1" draw:layer="layout" svg:x1="12.355cm" svg:y1="12.095cm" svg:x2="10.663cm" svg:y2="12.095cm">
              <text:p/>
            </draw:line>
            <draw:line draw:style-name="gr8" draw:text-style-name="P1" draw:layer="layout" svg:x1="13.407cm" svg:y1="3.962cm" svg:x2="11.715cm" svg:y2="3.962cm">
              <text:p/>
            </draw:line>
            <draw:line draw:style-name="gr8" draw:text-style-name="P1" draw:layer="layout" svg:x1="12.923cm" svg:y1="4.688cm" svg:x2="11.231cm" svg:y2="4.688cm">
              <text:p/>
            </draw:line>
            <draw:line draw:style-name="gr8" draw:text-style-name="P1" draw:layer="layout" svg:x1="12.439cm" svg:y1="5.414cm" svg:x2="10.747cm" svg:y2="5.414cm">
              <text:p/>
            </draw:line>
            <draw:frame draw:style-name="gr10" draw:text-style-name="P2" draw:layer="layout" svg:width="6.477cm" svg:height="1.287cm" svg:x="7.215cm" svg:y="13.979cm">
              <draw:text-box>
                <text:p><text:span text:style-name="T1">TPC active volume 1</text:span></text:p>
              </draw:text-box>
            </draw:frame>
            <draw:frame draw:style-name="gr11" draw:text-style-name="P2" draw:layer="layout" svg:width="3.307cm" svg:height="1.034cm" svg:x="-0.045cm" svg:y="15.403cm">
              <draw:text-box>
                <text:p><text:span text:style-name="T1">PMT wall</text:span></text:p>
              </draw:text-box>
            </draw:frame>
            <draw:frame draw:style-name="gr12" draw:text-style-name="P4" draw:layer="layout" svg:width="4.037cm" svg:height="0.935cm" svg:x="9.504cm" svg:y="6.611cm">
              <draw:text-box>
                <text:p text:style-name="P3"><text:span text:style-name="T2">e</text:span><text:span text:style-name="T3">-</text:span><text:span text:style-name="T2"> drift direction</text:span></text:p>
              </draw:text-box>
            </draw:frame>
            <draw:g>
              <draw:custom-shape draw:style-name="gr13" draw:text-style-name="P1" draw:layer="layout" svg:width="2.032cm" svg:height="10.541cm" svg:x="15.197cm" svg:y="2.971cm">
                <text:p/>
  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105.3369272237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13" draw:text-style-name="P1" draw:layer="layout" svg:width="2.032cm" svg:height="10.541cm" svg:x="13.446cm" svg:y="4.746cm">
                <text:p/>
  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105.3369272237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line draw:style-name="gr1" draw:text-style-name="P1" draw:layer="layout" svg:x1="9.482cm" svg:y1="3.001cm" svg:x2="16.783cm" svg:y2="3.001cm">
              <text:p/>
            </draw:line>
            <draw:line draw:style-name="gr1" draw:text-style-name="P1" draw:layer="layout" svg:x1="6.181cm" svg:y1="15.265cm" svg:x2="13.482cm" svg:y2="15.265cm">
              <text:p/>
            </draw:line>
            <draw:custom-shape draw:style-name="gr14" draw:text-style-name="P1" draw:layer="layout" svg:width="2.032cm" svg:height="10.541cm" svg:x="7.477cm" svg:y="2.95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105.336927223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4" draw:text-style-name="P1" draw:layer="layout" svg:width="2.032cm" svg:height="10.541cm" svg:x="5.726cm" svg:y="4.725cm">
                <text:p/>
  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105.3369272237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custom-shape draw:style-name="gr15" draw:text-style-name="P1" draw:layer="layout" svg:width="2.032cm" svg:height="10.541cm" svg:x="6.078cm" svg:y="2.95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105.336927223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5" draw:text-style-name="P1" draw:layer="layout" svg:width="2.032cm" svg:height="10.541cm" svg:x="4.327cm" svg:y="4.725cm">
                <text:p/>
  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105.3369272237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custom-shape draw:style-name="gr16" draw:text-style-name="P1" draw:layer="layout" svg:width="2.032cm" svg:height="10.541cm" svg:x="4.679cm" svg:y="2.95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105.336927223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6" draw:text-style-name="P1" draw:layer="layout" svg:width="2.032cm" svg:height="10.541cm" svg:x="2.928cm" svg:y="4.725cm">
                <text:p/>
  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105.3369272237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frame draw:style-name="gr17" draw:text-style-name="P6" draw:layer="layout" svg:width="4.779cm" svg:height="0.945cm" svg:x="5.545cm" svg:y="0.971cm">
              <draw:text-box>
                <text:p text:style-name="P5"><text:span text:style-name="T4">Induction, U &amp; V</text:span></text:p>
              </draw:text-box>
            </draw:frame>
            <draw:frame draw:style-name="gr18" draw:text-style-name="P8" draw:layer="layout" svg:width="3.555cm" svg:height="0.975cm" svg:x="6.146cm" svg:y="1.872cm">
              <draw:text-box>
                <text:p text:style-name="P7"><text:span text:style-name="T5">Collection, Y</text:span></text:p>
              </draw:text-box>
            </draw:frame>
            <draw:line draw:style-name="gr1" draw:text-style-name="P1" draw:layer="layout" svg:x1="17.183cm" svg:y1="11.864cm" svg:x2="24.484cm" svg:y2="11.864cm">
              <text:p/>
            </draw:line>
            <draw:line draw:style-name="gr1" draw:text-style-name="P1" draw:layer="layout" svg:x1="13.88cm" svg:y1="6.328cm" svg:x2="21.181cm" svg:y2="6.328cm">
              <text:p/>
            </draw:line>
            <draw:line draw:style-name="gr19" draw:text-style-name="P1" draw:layer="layout" svg:x1="20.055cm" svg:y1="9.153cm" svg:x2="18.363cm" svg:y2="9.153cm">
              <text:p/>
            </draw:line>
            <draw:line draw:style-name="gr19" draw:text-style-name="P1" draw:layer="layout" svg:x1="20.055cm" svg:y1="7.78cm" svg:x2="18.363cm" svg:y2="7.78cm">
              <text:p/>
            </draw:line>
            <draw:line draw:style-name="gr19" draw:text-style-name="P1" draw:layer="layout" svg:x1="20.055cm" svg:y1="10.606cm" svg:x2="18.363cm" svg:y2="10.606cm">
              <text:p/>
            </draw:line>
            <draw:line draw:style-name="gr19" draw:text-style-name="P1" draw:layer="layout" svg:x1="20.055cm" svg:y1="13.432cm" svg:x2="18.363cm" svg:y2="13.432cm">
              <text:p/>
            </draw:line>
            <draw:line draw:style-name="gr19" draw:text-style-name="P1" draw:layer="layout" svg:x1="20.055cm" svg:y1="12.058cm" svg:x2="18.363cm" svg:y2="12.058cm">
              <text:p/>
            </draw:line>
            <draw:line draw:style-name="gr19" draw:text-style-name="P1" draw:layer="layout" svg:x1="21.107cm" svg:y1="3.925cm" svg:x2="19.415cm" svg:y2="3.925cm">
              <text:p/>
            </draw:line>
            <draw:line draw:style-name="gr19" draw:text-style-name="P1" draw:layer="layout" svg:x1="20.623cm" svg:y1="4.651cm" svg:x2="18.931cm" svg:y2="4.651cm">
              <text:p/>
            </draw:line>
            <draw:line draw:style-name="gr19" draw:text-style-name="P1" draw:layer="layout" svg:x1="20.139cm" svg:y1="5.377cm" svg:x2="18.447cm" svg:y2="5.377cm">
              <text:p/>
            </draw:line>
            <draw:frame draw:style-name="gr10" draw:text-style-name="P2" draw:layer="layout" svg:width="6.477cm" svg:height="1.287cm" svg:x="14.915cm" svg:y="13.942cm">
              <draw:text-box>
                <text:p><text:span text:style-name="T1">TPC active volume 2</text:span></text:p>
              </draw:text-box>
            </draw:frame>
            <draw:frame draw:style-name="gr12" draw:text-style-name="P4" draw:layer="layout" svg:width="4.037cm" svg:height="0.935cm" svg:x="17.204cm" svg:y="6.574cm">
              <draw:text-box>
                <text:p text:style-name="P3"><text:span text:style-name="T2">e</text:span><text:span text:style-name="T3">-</text:span><text:span text:style-name="T2"> drift direction</text:span></text:p>
              </draw:text-box>
            </draw:frame>
            <draw:line draw:style-name="gr1" draw:text-style-name="P1" draw:layer="layout" svg:x1="17.182cm" svg:y1="2.964cm" svg:x2="24.483cm" svg:y2="2.964cm">
              <text:p/>
            </draw:line>
            <draw:line draw:style-name="gr1" draw:text-style-name="P1" draw:layer="layout" svg:x1="13.881cm" svg:y1="15.228cm" svg:x2="21.182cm" svg:y2="15.228cm">
              <text:p/>
            </draw:line>
            <draw:line draw:style-name="gr20" draw:text-style-name="P1" draw:layer="layout" svg:x1="13.98cm" svg:y1="16.647cm" svg:x2="21.319cm" svg:y2="16.647cm">
              <text:p/>
            </draw:line>
            <draw:custom-shape draw:style-name="gr14" draw:text-style-name="P1" draw:layer="layout" svg:width="2.032cm" svg:height="10.541cm" svg:x="22.978cm" svg:y="2.95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105.336927223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4" draw:text-style-name="P1" draw:layer="layout" svg:width="2.032cm" svg:height="10.541cm" svg:x="21.227cm" svg:y="4.725cm">
                <text:p/>
  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105.3369272237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custom-shape draw:style-name="gr15" draw:text-style-name="P1" draw:layer="layout" svg:width="2.032cm" svg:height="10.541cm" svg:x="24.379cm" svg:y="2.95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105.336927223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5" draw:text-style-name="P1" draw:layer="layout" svg:width="2.032cm" svg:height="10.541cm" svg:x="22.628cm" svg:y="4.725cm">
                <text:p/>
  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105.3369272237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custom-shape draw:style-name="gr16" draw:text-style-name="P1" draw:layer="layout" svg:width="2.032cm" svg:height="10.541cm" svg:x="25.88cm" svg:y="2.95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105.336927223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16" draw:text-style-name="P1" draw:layer="layout" svg:width="2.032cm" svg:height="10.541cm" svg:x="24.129cm" svg:y="4.725cm">
                <text:p/>
  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105.3369272237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2" draw:text-style-name="P1" draw:layer="layout" svg:width="3.689cm" svg:height="12.296cm" svg:x="25.574cm" svg:y="2.985cm">
                <text:p/>
  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9486.0142019142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URW Palladio L" svg:font-family="'URW Palladio 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hatch draw:name="Collection_20_Y" draw:display-name="Collection Y" draw:style="single" draw:color="#333333" draw:distance="0.305cm" draw:rotation="900"/>
    <draw:hatch draw:name="Induction_20_U" draw:display-name="Induction U" draw:style="single" draw:color="#3465a4" draw:distance="0.305cm" draw:rotation="600"/>
    <draw:hatch draw:name="Induction_20_V" draw:display-name="Induction V" draw:style="single" draw:color="#3465a4" draw:distance="0.305cm" draw:rotation="12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464cm" fo:page-height="18.0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5T20:06:11</meta:creation-date>
    <dc:date>2017-04-28T22:02:03.591244490</dc:date>
    <meta:editing-duration>PT4M56S</meta:editing-duration>
    <meta:editing-cycles>3</meta:editing-cycles>
    <meta:generator>LibreOffice/4.2.8.2$Linux_ARM_EABI LibreOffice_project/420m0$Build-2</meta:generator>
    <meta:document-statistic meta:object-count="73"/>
  </office:meta>
</office:document-meta>
</file>